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1.75cm" fo:min-width="23.593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1.95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2.95cm" fo:min-width="4.4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2.05cm" fo:min-width="9.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e6e6ff" draw:textarea-horizontal-align="justify" draw:textarea-vertical-align="middle" draw:auto-grow-height="false" fo:min-height="2.75cm" fo:min-width="4.1cm"/>
    </style:style>
    <style:style style:name="gr7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1.95cm" fo:min-width="4.1cm"/>
    </style:style>
    <style:style style:name="gr8" style:family="graphic" style:parent-style-name="standard">
      <style:graphic-properties draw:stroke="dash" draw:stroke-dash="_32__20_Dots_20_1_20_Dash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657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e6e6ff"/>
      <style:paragraph-properties fo:text-align="center"/>
      <style:text-properties style:font-name="Segoe UI1" fo:font-size="18pt" style:font-size-asian="18pt" style:font-size-complex="18pt"/>
    </style:style>
    <style:style style:name="P5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6" style:family="paragraph">
      <loext:graphic-properties draw:fill="none" draw:fill-color="#ffffff"/>
      <style:text-properties style:font-name="Segoe UI1" fo:font-size="14pt" style:font-size-asian="18pt" style:font-size-complex="18pt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style:font-size-asian="18pt" style:font-size-complex="18pt"/>
    </style:style>
    <style:style style:name="T3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4" style:family="text">
      <style:text-properties style:font-name="Segoe UI1" fo:font-size="18pt" fo:font-weight="bold" style:font-size-asian="18pt" style:font-size-complex="18pt"/>
    </style:style>
    <style:style style:name="T5" style:family="text">
      <style:text-properties style:font-name="Segoe UI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22cm" draw:transform="skewX (-0.000698131700797732) translate (6.992cm 3.5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2cm" svg:x="12.8cm" svg:y="8.9cm">
          <text:p text:style-name="P2"><text:span text:style-name="T1">Rich Web UI Client</text:span></text:p>
          <text:p text:style-name="P2"><text:span text:style-name="T2">(AngulaJS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9cm" svg:height="3.2cm" svg:x="12.8cm" svg:y="17.6cm">
          <text:p text:style-name="P2"><text:span text:style-name="T1">Relational Data</text:span></text:p>
          <text:p text:style-name="P2"><text:span text:style-name="T2">(MariaDb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0.4cm" svg:height="2.3cm" svg:x="12.8cm" svg:y="13.2cm">
          <text:p text:style-name="P2"><text:span text:style-name="T1">Web API - UI</text:span></text:p>
          <text:p text:style-name="P2"><text:span text:style-name="T2">(Play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9cm" svg:height="3.2cm" svg:x="18.4cm" svg:y="17.6cm">
          <text:p text:style-name="P2"><text:span text:style-name="T1">Document Data</text:span></text:p>
          <text:p text:style-name="P2"><text:span text:style-name="T2">(MongoDb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8cm" svg:y1="11.1cm" svg:x2="18cm" svg:y2="13.2cm" draw:start-shape="id1" draw:end-shape="id2" draw:end-glue-point="0" svg:d="M18000 11100v2100" svg:viewBox="0 0 1 2101">
          <text:p/>
        </draw:connector>
        <draw:connector draw:style-name="gr5" draw:text-style-name="P2" draw:layer="layout" draw:type="curve" svg:x1="18cm" svg:y1="15.5cm" svg:x2="15.25cm" svg:y2="17.6cm" draw:start-shape="id2" draw:start-glue-point="2" draw:end-shape="id3" draw:end-glue-point="0" svg:d="M18000 15500c0 1575-2750 525-2750 2100" svg:viewBox="0 0 2751 2101">
          <text:p/>
        </draw:connector>
        <draw:connector draw:style-name="gr5" draw:text-style-name="P2" draw:layer="layout" draw:type="curve" svg:x1="18cm" svg:y1="15.5cm" svg:x2="20.85cm" svg:y2="17.6cm" draw:start-shape="id2" draw:start-glue-point="2" draw:end-shape="id4" draw:end-glue-point="0" svg:d="M18000 15500c0 1575 2850 525 2850 2100" svg:viewBox="0 0 2851 2101">
          <text:p/>
        </draw:connector>
        <draw:custom-shape draw:style-name="gr6" draw:text-style-name="P4" xml:id="id5" draw:id="id5" draw:layer="layout" svg:width="4.6cm" svg:height="3cm" svg:x="15.7cm" svg:y="21.5cm">
          <text:p text:style-name="P2"><text:span text:style-name="T2">Integration</text:span></text:p>
          <text:p text:style-name="P2"><text:span text:style-name="T2">Hub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8cm" svg:y1="15.5cm" svg:x2="18cm" svg:y2="21.5cm" draw:start-shape="id2" draw:start-glue-point="2" draw:end-shape="id5" svg:d="M18000 15500v6000" svg:viewBox="0 0 1 6001">
          <text:p/>
        </draw:connector>
        <draw:custom-shape draw:style-name="gr7" draw:text-style-name="P5" xml:id="id8" draw:id="id8" draw:layer="layout" svg:width="4.6cm" svg:height="2.2cm" svg:x="25.1cm" svg:y="8.9cm">
          <text:p text:style-name="P2"><text:span text:style-name="T3">svc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9" draw:id="id9" draw:layer="layout" svg:width="4.6cm" svg:height="2.2cm" svg:x="25.1cm" svg:y="13.264cm">
          <text:p text:style-name="P2"><text:span text:style-name="T3">sv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0.4cm" svg:height="2.2cm" svg:x="12.8cm" svg:y="4.5cm">
          <text:p text:style-name="P2"><text:span text:style-name="T1">Test Automation Client</text:span></text:p>
          <text:p text:style-name="P2"><text:span text:style-name="T2">(Junit - Cucumber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4.6cm" svg:height="2.2cm" svg:x="25cm" svg:y="4.5cm">
          <text:p text:style-name="P2"><text:span text:style-name="T4">in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8cm" svg:y1="6.7cm" svg:x2="18cm" svg:y2="8.9cm" draw:start-shape="id6" draw:end-shape="id1" svg:d="M18000 6700v2200" svg:viewBox="0 0 1 2201">
          <text:p/>
        </draw:connector>
        <draw:connector draw:style-name="gr8" draw:text-style-name="P2" draw:layer="layout" svg:x1="23.2cm" svg:y1="5.6cm" svg:x2="25cm" svg:y2="5.6cm" draw:start-shape="id6" draw:start-glue-point="1" draw:end-shape="id7" draw:end-glue-point="3" svg:d="M23200 5600h1800" svg:viewBox="0 0 1801 1">
          <text:p/>
        </draw:connector>
        <draw:connector draw:style-name="gr8" draw:text-style-name="P2" draw:layer="layout" svg:x1="23.2cm" svg:y1="10cm" svg:x2="25.1cm" svg:y2="10cm" draw:start-shape="id1" draw:start-glue-point="1" draw:end-shape="id8" svg:d="M23200 10000h1900" svg:viewBox="0 0 1901 1">
          <text:p/>
        </draw:connector>
        <draw:connector draw:style-name="gr8" draw:text-style-name="P2" draw:layer="layout" svg:x1="23.2cm" svg:y1="14.35cm" svg:x2="25.1cm" svg:y2="14.364cm" draw:start-shape="id2" draw:start-glue-point="1" draw:end-shape="id9" draw:end-glue-point="3" svg:d="M23200 14350h950v14h950" svg:viewBox="0 0 1901 15">
          <text:p/>
        </draw:connector>
        <draw:frame draw:style-name="gr9" draw:text-style-name="P6" draw:layer="layout" svg:width="8.3cm" svg:height="1.345cm" svg:x="13.872cm" svg:y="7.3cm">
          <draw:text-box>
            <text:p><text:span text:style-name="T5">HTTP Client – Selenium Web Driver</text:span></text:p>
          </draw:text-box>
        </draw:frame>
        <draw:frame draw:style-name="gr9" draw:text-style-name="P6" draw:layer="layout" svg:width="8.3cm" svg:height="1.345cm" svg:x="13.872cm" svg:y="7.3cm">
          <draw:text-box>
            <text:p><text:span text:style-name="T5">HTTP Client – Selenium Web Driver</text:span></text:p>
          </draw:text-box>
        </draw:frame>
        <draw:frame draw:style-name="gr10" draw:text-style-name="P6" draw:layer="layout" svg:width="5.4cm" svg:height="1.345cm" svg:x="15.3cm" svg:y="11.7cm">
          <draw:text-box>
            <text:p><text:span text:style-name="T5">JavaScript HTTP Client</text:span></text:p>
          </draw:text-box>
        </draw:frame>
        <draw:frame draw:style-name="gr10" draw:text-style-name="P6" draw:layer="layout" svg:width="3.1cm" svg:height="1.345cm" svg:x="13.9cm" svg:y="16.4cm">
          <draw:text-box>
            <text:p><text:span text:style-name="T5">JDBC Driver</text:span></text:p>
          </draw:text-box>
        </draw:frame>
        <draw:frame draw:style-name="gr10" draw:text-style-name="P6" draw:layer="layout" svg:width="3.1cm" svg:height="1.345cm" svg:x="18.6cm" svg:y="16.4cm">
          <draw:text-box>
            <text:p><text:span text:style-name="T5">Java <text:s/>Driver</text:span></text:p>
          </draw:text-box>
        </draw:frame>
        <draw:connector draw:style-name="gr5" draw:text-style-name="P2" draw:layer="layout" draw:line-skew="-3.299cm" svg:x1="12.8cm" svg:y1="5.6cm" svg:x2="12.8cm" svg:y2="19.2cm" draw:start-shape="id6" draw:start-glue-point="3" draw:end-shape="id3" svg:d="M12800 5600h-3800v13600h3800" svg:viewBox="0 0 3801 13601">
          <text:p/>
        </draw:connector>
        <draw:frame draw:style-name="gr10" draw:text-style-name="P6" draw:layer="layout" svg:width="2.1cm" svg:height="1cm" svg:x="8.1cm" svg:y="11.7cm">
          <draw:text-box>
            <text:p><text:span text:style-name="T5">DbUnit</text:span></text:p>
          </draw:text-box>
        </draw:frame>
        <draw:connector draw:style-name="gr5" draw:text-style-name="P2" draw:layer="layout" draw:line-skew="-1.299cm" svg:x1="12.8cm" svg:y1="5.6cm" svg:x2="12.8cm" svg:y2="14.35cm" draw:start-shape="id6" draw:start-glue-point="3" draw:end-shape="id2" svg:d="M12800 5600h-1800v8750h1800" svg:viewBox="0 0 1801 8751">
          <text:p/>
        </draw:connector>
        <draw:frame draw:style-name="gr11" draw:text-style-name="P6" draw:layer="layout" svg:width="3.2cm" svg:height="0.907cm" svg:x="9.528cm" svg:y="9.3cm">
          <draw:text-box>
            <text:p><text:span text:style-name="T5">HTTP 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0-11T15:26:54.835658000</dc:date>
    <meta:editing-duration>PT11M32S</meta:editing-duration>
    <meta:editing-cycles>5</meta:editing-cycles>
    <meta:generator>LibreOffice/4.4.3.2$MacOSX_X86_64 LibreOffice_project/88805f81e9fe61362df02b9941de8e38a9b5fd16</meta:generator>
    <meta:document-statistic meta:object-count="27"/>
  </office:meta>
</office:document-meta>
</file>